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693cm" fo:margin-left="0.46cm" fo:margin-right="0.436cm" table:align="margins" style:writing-mode="lr-tb"/>
    </style:style>
    <style:style style:name="Tabla1.A" style:family="table-column">
      <style:table-column-properties style:column-width="9.869cm" style:rel-column-width="38743*"/>
    </style:style>
    <style:style style:name="Tabla1.B" style:family="table-column">
      <style:table-column-properties style:column-width="6.824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773cm" fo:margin-left="0.381cm" fo:margin-right="0.436cm" table:align="margins" style:writing-mode="lr-tb"/>
    </style:style>
    <style:style style:name="Tabla2.A" style:family="table-column">
      <style:table-column-properties style:column-width="7.25cm" style:rel-column-width="28325*"/>
    </style:style>
    <style:style style:name="Tabla2.B" style:family="table-column">
      <style:table-column-properties style:column-width="9.523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fo:keep-together="auto"/>
    </style:style>
    <style:style style:name="Tabla2.6" style:family="table-row">
      <style:table-row-properties fo:keep-together="auto"/>
    </style:style>
    <style:style style:name="Tabla2.7" style:family="table-row">
      <style:table-row-properties fo:keep-together="auto"/>
    </style:style>
    <style:style style:name="Tabla2.8" style:family="table-row">
      <style:table-row-properties fo:keep-together="auto"/>
    </style:style>
    <style:style style:name="Tabla2.9" style:family="table-row">
      <style:table-row-properties fo:keep-together="auto"/>
    </style:style>
    <style:style style:name="Tabla2.10" style:family="table-row">
      <style:table-row-properties style:min-row-height="0.848cm" fo:keep-together="auto"/>
    </style:style>
    <style:style style:name="Tabla3" style:family="table">
      <style:table-properties style:width="16.746cm" fo:margin-left="0.407cm" fo:margin-right="0.436cm" table:align="margins" style:writing-mode="lr-tb"/>
    </style:style>
    <style:style style:name="Tabla3.A" style:family="table-column">
      <style:table-column-properties style:column-width="16.746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773cm" fo:margin-left="0.381cm" fo:margin-right="0.436cm" table:align="margins" style:writing-mode="lr-tb"/>
    </style:style>
    <style:style style:name="Tabla4.A" style:family="table-column">
      <style:table-column-properties style:column-width="16.773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746cm" fo:margin-left="0.407cm" fo:margin-right="0.436cm" table:align="margins" style:writing-mode="lr-tb"/>
    </style:style>
    <style:style style:name="Tabla5.A" style:family="table-column">
      <style:table-column-properties style:column-width="16.746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13.653cm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</style:style>
    <style:style style:name="P8" style:family="paragraph" style:parent-style-name="Standard">
      <style:paragraph-properties fo:margin-left="0cm" fo:margin-right="0cm" fo:text-indent="0cm" style:auto-text-indent="false" style:snap-to-layout-grid="false"/>
      <style:text-properties fo:color="#000000" fo:font-style="normal" style:font-style-asian="normal" style:font-style-complex="normal" style:font-weight-complex="bold"/>
    </style:style>
    <style:style style:name="P9" style:family="paragraph" style:parent-style-name="Standard">
      <style:paragraph-properties fo:margin-left="0cm" fo:margin-right="0cm" fo:text-indent="0cm" style:auto-text-indent="false" style:snap-to-layout-grid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2" style:family="paragraph" style:parent-style-name="UC_5f_NormalAzul">
      <style:paragraph-properties style:snap-to-layout-grid="false"/>
      <style:text-properties fo:color="#000000" style:font-name="Times New Roman"/>
    </style:style>
    <style:style style:name="P13" style:family="paragraph" style:parent-style-name="Standard" style:master-page-name="Standard">
      <style:paragraph-properties style:page-number="auto"/>
      <style:text-properties style:font-name="Book Antiqua"/>
    </style:style>
    <style:style style:name="P14" style:family="paragraph" style:parent-style-name="UC_5f_NormalAzul">
      <style:paragraph-properties fo:margin-left="0.953cm" fo:margin-right="0cm" fo:text-indent="0cm" style:auto-text-indent="false"/>
      <style:text-properties fo:color="#000000" style:font-name="Times New Roman" style:font-style-complex="italic"/>
    </style:style>
    <style:style style:name="P15" style:family="paragraph" style:parent-style-name="UC_5f_NormalAzul">
      <style:paragraph-properties fo:margin-left="0.953cm" fo:margin-right="0cm" fo:line-height="100%" fo:text-indent="0cm" style:auto-text-indent="false" style:snap-to-layout-grid="false"/>
      <style:text-properties style:use-window-font-color="true" style:font-name="Times New Roman" fo:background-color="transparent" style:font-style-complex="italic"/>
    </style:style>
    <style:style style:name="P16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fo:color="#000000" style:font-name="Times New Roman"/>
    </style:style>
    <style:style style:name="P17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style:use-window-font-color="true" style:font-name="Times New Roman"/>
    </style:style>
    <style:style style:name="P18" style:family="paragraph" style:parent-style-name="UC_5f_Alternativa_20_2" style:list-style-name="L1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style:use-window-font-color="true" style:font-name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style:font-name="Times New Roman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Nombre del Caso de Uso: ModificarFase</text:p>
          </table:table-cell>
          <table:table-cell table:style-name="Tabla1.B1" office:value-type="string">
            <text:p text:style-name="P2"><text:span text:style-name="T1">Nro. de Caso de Uso:</text:span> MA_F_4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 </text:span><text:span text:style-name="T3">Usuario miembro del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">Objetivo: </text:span><text:span text:style-name="T3">Modificar una fase.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">Pre-condiciones:</text:span> <text:span text:style-name="UC_5f_NormalAzul_20_Car"><text:span text:style-name="T4">El usuario debe tener un rol con permisos para efectuar la operación. Fase debidamente seleccionada para modificac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<text:span text:style-name="T5">La fase queda actualizada con la nueva modificación. </text:span></text:p>
          </table:table-cell>
          <table:covered-table-cell/>
        </table:table-row>
      </table:table>
      <text:p text:style-name="P3"/>
      <text:p text:style-name="P3">Diagramas de casos de uso relacionados: Fase</text:p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1">CURSO NORMAL (Camino Exitoso)</text:p>
            <text:p text:style-name="P3"/>
          </table:table-cell>
          <table:covered-table-cell/>
        </table:table-row>
        <table:table-row table:style-name="Tabla2.1">
          <table:table-cell table:style-name="Tabla2.A2" office:value-type="string">
            <text:p text:style-name="P4">Usuario</text:p>
          </table:table-cell>
          <table:table-cell table:style-name="Tabla2.A1" office:value-type="string">
            <text:p text:style-name="P4">Sistema</text:p>
          </table:table-cell>
        </table:table-row>
        <table:table-row table:style-name="Tabla2.3">
          <table:table-cell table:style-name="Tabla2.A2" office:value-type="string">
            <text:p text:style-name="P2"/>
          </table:table-cell>
          <table:table-cell table:style-name="Tabla2.A1" office:value-type="string">
            <text:p text:style-name="P7">1. El sistema despliega un formulario con los campos Nombre, Descripción, Observación, Estado, Costo, Orden, y los Tipos de Ítem asociados a la fase.</text:p>
          </table:table-cell>
        </table:table-row>
        <table:table-row table:style-name="Tabla2.4">
          <table:table-cell table:style-name="Tabla2.A4" office:value-type="string">
            <text:p text:style-name="P2"/>
          </table:table-cell>
          <table:table-cell table:style-name="Tabla2.B4" office:value-type="string">
            <text:p text:style-name="P7">2. <text:s/>Si la fase se encuentra en Estado “Pendiente” el sistema permite al usuario modificar los campos Nombre, Descripción, Observación.</text:p>
          </table:table-cell>
        </table:table-row>
        <table:table-row table:style-name="Tabla2.5">
          <table:table-cell table:style-name="Tabla2.A4" office:value-type="string">
            <text:p text:style-name="P2">3. Si el usuario modifica los campos que el sistema le permite dependiendo del estado en que se encuentre la fase.</text:p>
          </table:table-cell>
          <table:table-cell table:style-name="Tabla2.B4" office:value-type="string">
            <text:p text:style-name="P7">4. El sistema permite modificar el Tipo de Ítem de la fase seleccionada.</text:p>
          </table:table-cell>
        </table:table-row>
        <table:table-row table:style-name="Tabla2.6">
          <table:table-cell table:style-name="Tabla2.A4" office:value-type="string">
            <text:p text:style-name="P2">5. Si el usuario selecciona la opción “Administrar Tipo de Ítem”</text:p>
          </table:table-cell>
          <table:table-cell table:style-name="Tabla2.B4" office:value-type="string">
            <text:p text:style-name="P7">6. El sistema invoca al <text:span text:style-name="T2">CU AdministrarTipoItem</text:span>.</text:p>
          </table:table-cell>
        </table:table-row>
        <table:table-row table:style-name="Tabla2.7">
          <table:table-cell table:style-name="Tabla2.A4" office:value-type="string">
            <text:p text:style-name="P2">7.Si el usuario selecciona la opción “Guardar”</text:p>
          </table:table-cell>
          <table:table-cell table:style-name="Tabla2.B4" office:value-type="string">
            <text:p text:style-name="P7">8. El sistema verifica que los datos requeridos fueron ingresados.</text:p>
          </table:table-cell>
        </table:table-row>
        <table:table-row table:style-name="Tabla2.8">
          <table:table-cell table:style-name="Tabla2.A4" office:value-type="string">
            <text:p text:style-name="P2"/>
          </table:table-cell>
          <table:table-cell table:style-name="Tabla2.B4" office:value-type="string">
            <text:p text:style-name="P7">9. El sistema verifica que el nombre ingresado para el proyecto no sea repetido.</text:p>
          </table:table-cell>
        </table:table-row>
        <table:table-row table:style-name="Tabla2.9">
          <table:table-cell table:style-name="Tabla2.A4" office:value-type="string">
            <text:p text:style-name="P2"/>
          </table:table-cell>
          <table:table-cell table:style-name="Tabla2.B4" office:value-type="string">
            <text:p text:style-name="P7">10. El sistema almacena los datos, registra la fecha y la hora, usuario responsable de modificación de la fase e invoca al <text:span text:style-name="T2">CU AdministrarFase</text:span> y despliega un mensaje de confirmación “La operación se realizó con éxito”.</text:p>
          </table:table-cell>
        </table:table-row>
        <table:table-row table:style-name="Tabla2.10">
          <table:table-cell table:style-name="Tabla2.A2" office:value-type="string">
            <text:p text:style-name="P6"/>
          </table:table-cell>
          <table:table-cell table:style-name="Tabla2.A1" office:value-type="string">
            <text:p text:style-name="P2"/>
          </table:table-cell>
        </table:table-row>
      </table:table>
      <text:p text:style-name="P5"/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p text:style-name="P12"/>
            <text:list xml:id="list1309167229" text:style-name="WW8Num8">
              <text:list-item>
                <text:p text:style-name="P16"><text:s/>Control Modificar</text:p>
              </text:list-item>
            </text:list>
            <text:p text:style-name="P14">En el paso 2, si el proyecto se encuentra en estado “Activo”, el sistema solo permite al usuario modificar el campo Observación.</text:p>
            <text:list xml:id="list2042000034" text:continue-numbering="true" text:style-name="WW8Num8">
              <text:list-item>
                <text:p text:style-name="P17"><text:s/>Cancelar</text:p>
              </text:list-item>
            </text:list>
            <text:p text:style-name="P15">En el paso 7, si el usuario presiona el botón “Salir”, el sistema despliega el mensaje “Los datos no serán almacenados.” advirtiendo que los datos no se almacenarán.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ext:soft-page-break/>
        <table:table-row table:style-name="Tabla4.1">
          <table:table-cell table:style-name="Tabla4.A1" office:value-type="string">
            <text:list xml:id="list15936609942" text:style-name="L1">
              <text:list-header>
                <text:p text:style-name="P18">E1. Datos incorrectos</text:p>
              </text:list-header>
            </text:list>
            <text:p text:style-name="P8">Si en el paso 8 el usuario no completo todos los campos requeridos, se muestra el mensaje “Datos requeridos no ingresados”.</text:p>
            <text:p text:style-name="P9">E2. Fase duplicada</text:p>
            <text:p text:style-name="P10">Si en 9, el nombre de la fase ya existe, se muestra un mensaje de error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text:span text:style-name="T3">AdministrarFase</text:span>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3">AdministrarFase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82-8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2.004cm" fo:text-indent="-0.3cm" fo:margin-left="2.2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953cm" fo:text-indent="-0.901cm" fo:margin-left="2.454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3.493cm" fo:text-indent="-0.889cm" fo:margin-left="3.112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4.763cm" fo:text-indent="-1.143cm" fo:margin-left="4.001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5.398cm" fo:text-indent="-1.397cm" fo:margin-left="4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668cm" fo:text-indent="-1.651cm" fo:margin-left="5.77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303cm" fo:text-indent="-1.905cm" fo:margin-left="6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573cm" fo:text-indent="-2.159cm" fo:margin-left="7.55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208cm" fo:text-indent="-2.54cm" fo:margin-left="8.5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6cm" fo:text-indent="-0.901cm" fo:margin-left="2.101cm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3.14cm" fo:text-indent="-0.889cm" fo:margin-left="2.759cm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4.41cm" fo:text-indent="-1.143cm" fo:margin-left="3.648cm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5.045cm" fo:text-indent="-1.397cm" fo:margin-left="4.5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15cm" fo:text-indent="-1.651cm" fo:margin-left="5.4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5cm" fo:text-indent="-1.905cm" fo:margin-left="6.3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2cm" fo:text-indent="-2.159cm" fo:margin-left="7.2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55cm" fo:text-indent="-2.54cm" fo:margin-left="8.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386cm" fo:text-indent="-0.3cm" fo:margin-left="1.5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3.653cm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2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0</meta:editing-cycles>
    <meta:editing-duration>PT5H43M44S</meta:editing-duration>
    <dc:date>2014-03-16T21:27:22</dc:date>
    <meta:generator>LibreOffice/3.5$Linux_x86 LibreOffice_project/350m1$Build-2</meta:generator>
    <dc:creator>Roque Vera</dc:creator>
    <meta:document-statistic meta:table-count="5" meta:image-count="0" meta:object-count="0" meta:page-count="2" meta:paragraph-count="36" meta:word-count="357" meta:character-count="2241" meta:non-whitespace-character-count="1916"/>
  </office:meta>
</office:document-meta>
</file>